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10-0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5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2-0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2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18374193548" calcext:value-type="float">
            <text:p>6.5951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141341935484" calcext:value-type="float">
            <text:p>9.981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72952" calcext:value-type="float">
            <text:p>10.00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08774193548" calcext:value-type="float">
            <text:p>8.8750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02608" calcext:value-type="float">
            <text:p>9.30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72407741936" calcext:value-type="float">
            <text:p>11.6972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0454193548" calcext:value-type="float">
            <text:p>10.847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8088" calcext:value-type="float">
            <text:p>9.7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495019354839" calcext:value-type="float">
            <text:p>8.0449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98824" calcext:value-type="float">
            <text:p>7.99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31922580645" calcext:value-type="float">
            <text:p>6.4993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81572413793" calcext:value-type="float">
            <text:p>7.87981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289522580645" calcext:value-type="float">
            <text:p>9.2028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3612" calcext:value-type="float">
            <text:p>11.37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18918709677" calcext:value-type="float">
            <text:p>11.0318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4616" calcext:value-type="float">
            <text:p>9.7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304593548387" calcext:value-type="float">
            <text:p>8.9830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14576" calcext:value-type="float">
            <text:p>9.0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108232258065" calcext:value-type="float">
            <text:p>7.1110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89312" calcext:value-type="float">
            <text:p>6.0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47819354839" calcext:value-type="float">
            <text:p>5.030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17142857143" calcext:value-type="float">
            <text:p>4.3651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40180645161" calcext:value-type="float">
            <text:p>4.2964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24937931035" calcext:value-type="float">
            <text:p>7.04024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42606451613" calcext:value-type="float">
            <text:p>6.9854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1184" calcext:value-type="float">
            <text:p>7.98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596283870968" calcext:value-type="float">
            <text:p>7.7159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6366451613" calcext:value-type="float">
            <text:p>10.3786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1864" calcext:value-type="float">
            <text:p>9.0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24872258065" calcext:value-type="float">
            <text:p>11.272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0128" calcext:value-type="float">
            <text:p>10.87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57771428571" calcext:value-type="float">
            <text:p>9.7385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5623225807" calcext:value-type="float">
            <text:p>12.8565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97261935484" calcext:value-type="float">
            <text:p>12.7297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7344" calcext:value-type="float">
            <text:p>12.53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5401290323" calcext:value-type="float">
            <text:p>12.2365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56168" calcext:value-type="float">
            <text:p>12.27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59561290323" calcext:value-type="float">
            <text:p>12.135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3472" calcext:value-type="float">
            <text:p>11.5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96132413793" calcext:value-type="float">
            <text:p>11.19961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1907096774" calcext:value-type="float">
            <text:p>10.7681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044" calcext:value-type="float">
            <text:p>9.36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629083870968" calcext:value-type="float">
            <text:p>8.8162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064285714286" calcext:value-type="float">
            <text:p>7.3206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92335483871" calcext:value-type="float">
            <text:p>7.0559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731329032258" calcext:value-type="float">
            <text:p>9.6473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64576551724" calcext:value-type="float">
            <text:p>12.30645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1530322581" calcext:value-type="float">
            <text:p>11.966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10232" calcext:value-type="float">
            <text:p>11.64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7024516129" calcext:value-type="float">
            <text:p>11.2247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65881290323" calcext:value-type="float">
            <text:p>11.0965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80576" calcext:value-type="float">
            <text:p>8.5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14485714286" calcext:value-type="float">
            <text:p>5.2411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5648" calcext:value-type="float">
            <text:p>3.85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517155555556" calcext:value-type="float">
            <text:p>7.28517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33489655172" calcext:value-type="float">
            <text:p>6.18733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669109677419" calcext:value-type="float">
            <text:p>8.0366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957048275862" calcext:value-type="float">
            <text:p>9.14957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586036363636" calcext:value-type="float">
            <text:p>9.06586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8728" calcext:value-type="float">
            <text:p>12.5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5937142857" calcext:value-type="float">
            <text:p>12.1525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6462857143" calcext:value-type="float">
            <text:p>11.48464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44363076923" calcext:value-type="float">
            <text:p>10.11443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984877419355" calcext:value-type="float">
            <text:p>8.1798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8768" calcext:value-type="float">
            <text:p>7.2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19767741936" calcext:value-type="float">
            <text:p>7.3211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86257142857" calcext:value-type="float">
            <text:p>7.7178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87922580645" calcext:value-type="float">
            <text:p>6.7888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365858064516" calcext:value-type="float">
            <text:p>9.2636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732" calcext:value-type="float">
            <text:p>11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9143225806" calcext:value-type="float">
            <text:p>11.4819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27128" calcext:value-type="float">
            <text:p>11.39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58304516129" calcext:value-type="float">
            <text:p>11.105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65109677419" calcext:value-type="float">
            <text:p>8.859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5616" calcext:value-type="float">
            <text:p>6.8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220309677419" calcext:value-type="float">
            <text:p>4.1322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2896" calcext:value-type="float">
            <text:p>4.42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9055483871" calcext:value-type="float">
            <text:p>6.212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43428571429" calcext:value-type="float">
            <text:p>8.2644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999406451613" calcext:value-type="float">
            <text:p>7.7199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332361290323" calcext:value-type="float">
            <text:p>8.9433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3392" calcext:value-type="float">
            <text:p>9.08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12903225807" calcext:value-type="float">
            <text:p>7.2021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9496" calcext:value-type="float">
            <text:p>4.75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868077419355" calcext:value-type="float">
            <text:p>4.1686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84575483871" calcext:value-type="float">
            <text:p>6.438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3112" calcext:value-type="float">
            <text:p>13.0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42968" calcext:value-type="float">
            <text:p>11.87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88504" calcext:value-type="float">
            <text:p>9.64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912748387097" calcext:value-type="float">
            <text:p>7.0791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91002857143" calcext:value-type="float">
            <text:p>12.06910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1016774194" calcext:value-type="float">
            <text:p>13.7921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81396129032" calcext:value-type="float">
            <text:p>13.948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65712" calcext:value-type="float">
            <text:p>13.86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9171428571" calcext:value-type="float">
            <text:p>13.9239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6976" calcext:value-type="float">
            <text:p>14.03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05455483871" calcext:value-type="float">
            <text:p>14.000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02540689655" calcext:value-type="float">
            <text:p>13.41025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16861935484" calcext:value-type="float">
            <text:p>13.1716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21288" calcext:value-type="float">
            <text:p>12.56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99184516129" calcext:value-type="float">
            <text:p>11.8099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98595862069" calcext:value-type="float">
            <text:p>13.6698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0806153846" calcext:value-type="float">
            <text:p>13.89208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8976842105" calcext:value-type="float">
            <text:p>13.859897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82248" calcext:value-type="float">
            <text:p>13.83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13091612903" calcext:value-type="float">
            <text:p>13.8913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6286896552" calcext:value-type="float">
            <text:p>14.02962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88168" calcext:value-type="float">
            <text:p>13.7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24717419355" calcext:value-type="float">
            <text:p>13.8524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98456" calcext:value-type="float">
            <text:p>13.69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91189677419" calcext:value-type="float">
            <text:p>12.6891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4728" calcext:value-type="float">
            <text:p>10.86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40949677419" calcext:value-type="float">
            <text:p>11.354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8448571429" calcext:value-type="float">
            <text:p>11.2228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8608" calcext:value-type="float">
            <text:p>12.70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3220645161" calcext:value-type="float">
            <text:p>12.6303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22608" calcext:value-type="float">
            <text:p>12.6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77197419355" calcext:value-type="float">
            <text:p>12.4077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09652413793" calcext:value-type="float">
            <text:p>12.11096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51184" calcext:value-type="float">
            <text:p>12.55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9889032258" calcext:value-type="float">
            <text:p>11.5009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892" calcext:value-type="float">
            <text:p>8.78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13574193548" calcext:value-type="float">
            <text:p>6.2111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2784" calcext:value-type="float">
            <text:p>6.85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76825806452" calcext:value-type="float">
            <text:p>5.593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796314285714" calcext:value-type="float">
            <text:p>5.1479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912180645161" calcext:value-type="float">
            <text:p>7.0091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01393548387" calcext:value-type="float">
            <text:p>8.727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44" calcext:value-type="float">
            <text:p>11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3163870968" calcext:value-type="float">
            <text:p>10.6553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0816" calcext:value-type="float">
            <text:p>9.8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83767741936" calcext:value-type="float">
            <text:p>9.3938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967948387097" calcext:value-type="float">
            <text:p>9.209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34304516129" calcext:value-type="float">
            <text:p>7.143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04232258065" calcext:value-type="float">
            <text:p>5.6480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682477419355" calcext:value-type="float">
            <text:p>3.7968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453883870968" calcext:value-type="float">
            <text:p>8.5145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54771428572" calcext:value-type="float">
            <text:p>9.87954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881025" calcext:value-type="float">
            <text:p>8.7688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71329032258" calcext:value-type="float">
            <text:p>7.8947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38867096774" calcext:value-type="float">
            <text:p>11.3838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80496" calcext:value-type="float">
            <text:p>9.9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48291612903" calcext:value-type="float">
            <text:p>11.5748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18741818182" calcext:value-type="float">
            <text:p>13.10187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8884" calcext:value-type="float">
            <text:p>13.1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72918709677" calcext:value-type="float">
            <text:p>12.3272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30472" calcext:value-type="float">
            <text:p>10.56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94090322581" calcext:value-type="float">
            <text:p>8.8309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62532413793" calcext:value-type="float">
            <text:p>10.9862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420425" calcext:value-type="float">
            <text:p>13.0642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73649032258" calcext:value-type="float">
            <text:p>13.747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75952" calcext:value-type="float">
            <text:p>13.67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717925" calcext:value-type="float">
            <text:p>14.0071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44704" calcext:value-type="float">
            <text:p>13.97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8516129032" calcext:value-type="float">
            <text:p>14.310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669925" calcext:value-type="float">
            <text:p>13.9766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37850322581" calcext:value-type="float">
            <text:p>13.5937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4916129032" calcext:value-type="float">
            <text:p>12.954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268" calcext:value-type="float">
            <text:p>11.2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2303" calcext:value-type="float">
            <text:p>9.282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1356" calcext:value-type="float">
            <text:p>7.8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01574193548" calcext:value-type="float">
            <text:p>8.2990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37525" calcext:value-type="float">
            <text:p>11.0033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6448" calcext:value-type="float">
            <text:p>10.97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7202580645" calcext:value-type="float">
            <text:p>11.6867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69460645161" calcext:value-type="float">
            <text:p>11.526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60415483871" calcext:value-type="float">
            <text:p>13.016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91158709677" calcext:value-type="float">
            <text:p>10.9191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081419354839" calcext:value-type="float">
            <text:p>8.4808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4515" calcext:value-type="float">
            <text:p>7.041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287285714286" calcext:value-type="float">
            <text:p>6.1128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28748387097" calcext:value-type="float">
            <text:p>5.3112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39233548387" calcext:value-type="float">
            <text:p>10.103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4688" calcext:value-type="float">
            <text:p>10.32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23406451613" calcext:value-type="float">
            <text:p>9.2592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1704" calcext:value-type="float">
            <text:p>7.89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46683870968" calcext:value-type="float">
            <text:p>7.557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3408" calcext:value-type="float">
            <text:p>5.36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36438709678" calcext:value-type="float">
            <text:p>5.70536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02503225806" calcext:value-type="float">
            <text:p>4.0840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101032258065" calcext:value-type="float">
            <text:p>8.8210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53685714286" calcext:value-type="float">
            <text:p>9.9015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192335483871" calcext:value-type="float">
            <text:p>9.3419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959922580645" calcext:value-type="float">
            <text:p>8.7395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01376" calcext:value-type="float">
            <text:p>9.9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98221935484" calcext:value-type="float">
            <text:p>10.4498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39056" calcext:value-type="float">
            <text:p>10.62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15024" calcext:value-type="float">
            <text:p>10.8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3336" calcext:value-type="float">
            <text:p>10.9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4203870968" calcext:value-type="float">
            <text:p>10.725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35819354839" calcext:value-type="float">
            <text:p>9.785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188672" calcext:value-type="float">
            <text:p>7.87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50664" calcext:value-type="float">
            <text:p>8.0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39031428571" calcext:value-type="float">
            <text:p>10.76390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04061935484" calcext:value-type="float">
            <text:p>10.5504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6336" calcext:value-type="float">
            <text:p>10.0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488" calcext:value-type="float">
            <text:p>9.8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24457142857" calcext:value-type="float">
            <text:p>7.7262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373780645161" calcext:value-type="float">
            <text:p>6.6037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161" calcext:value-type="float">
            <text:p>6.622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3536" calcext:value-type="float">
            <text:p>7.22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61393548387" calcext:value-type="float">
            <text:p>6.2886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17238709677" calcext:value-type="float">
            <text:p>4.9311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98064516129" calcext:value-type="float">
            <text:p>5.129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010171428571" calcext:value-type="float">
            <text:p>9.74010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619975" calcext:value-type="float">
            <text:p>8.4561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92696774194" calcext:value-type="float">
            <text:p>8.4859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4472" calcext:value-type="float">
            <text:p>7.66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321775" calcext:value-type="float">
            <text:p>9.7432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256" calcext:value-type="float">
            <text:p>9.9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4469677419" calcext:value-type="float">
            <text:p>11.884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540625" calcext:value-type="float">
            <text:p>12.7754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07632" calcext:value-type="float">
            <text:p>13.37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39708387097" calcext:value-type="float">
            <text:p>13.113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0143157895" calcext:value-type="float">
            <text:p>11.725014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87264516129" calcext:value-type="float">
            <text:p>12.178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10835" calcext:value-type="float">
            <text:p>13.2410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7880516129" calcext:value-type="float">
            <text:p>13.177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40984" calcext:value-type="float">
            <text:p>13.28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31329032258" calcext:value-type="float">
            <text:p>12.653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756" calcext:value-type="float">
            <text:p>12.2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20872258065" calcext:value-type="float">
            <text:p>11.8820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41527741936" calcext:value-type="float">
            <text:p>11.3741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9772" calcext:value-type="float">
            <text:p>11.12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48875" calcext:value-type="float">
            <text:p>11.1494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17325" calcext:value-type="float">
            <text:p>7.4821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479148387097" calcext:value-type="float">
            <text:p>9.7247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53064" calcext:value-type="float">
            <text:p>12.53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17927272727" calcext:value-type="float">
            <text:p>12.6117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5295" calcext:value-type="float">
            <text:p>12.9995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97481290323" calcext:value-type="float">
            <text:p>13.5197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24395" calcext:value-type="float">
            <text:p>13.4224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51264516129" calcext:value-type="float">
            <text:p>13.855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3330909091" calcext:value-type="float">
            <text:p>13.78333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942275" calcext:value-type="float">
            <text:p>13.6694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58498064516" calcext:value-type="float">
            <text:p>13.5958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340475" calcext:value-type="float">
            <text:p>12.7634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86407741936" calcext:value-type="float">
            <text:p>11.4686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73814193548" calcext:value-type="float">
            <text:p>10.4873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2225" calcext:value-type="float">
            <text:p>10.162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8076" calcext:value-type="float">
            <text:p>12.03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3105" calcext:value-type="float">
            <text:p>12.3903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54002580645" calcext:value-type="float">
            <text:p>12.555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734275" calcext:value-type="float">
            <text:p>12.267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29780645161" calcext:value-type="float">
            <text:p>11.782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22625" calcext:value-type="float">
            <text:p>10.9542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94605" calcext:value-type="float">
            <text:p>9.3994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1144516129" calcext:value-type="float">
            <text:p>11.861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30325" calcext:value-type="float">
            <text:p>11.1893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48363870968" calcext:value-type="float">
            <text:p>10.6248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1715" calcext:value-type="float">
            <text:p>8.9921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443282758621" calcext:value-type="float">
            <text:p>7.40443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02125" calcext:value-type="float">
            <text:p>8.171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72075" calcext:value-type="float">
            <text:p>8.8147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2752" calcext:value-type="float">
            <text:p>7.05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6009" calcext:value-type="float">
            <text:p>5.406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805548387097" calcext:value-type="float">
            <text:p>8.4080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89225" calcext:value-type="float">
            <text:p>10.5678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40882580645" calcext:value-type="float">
            <text:p>11.964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69752258064" calcext:value-type="float">
            <text:p>11.3669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757" calcext:value-type="float">
            <text:p>8.342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126" calcext:value-type="float">
            <text:p>5.19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994167741936" calcext:value-type="float">
            <text:p>4.1299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232496551724" calcext:value-type="float">
            <text:p>4.91232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942" calcext:value-type="float">
            <text:p>4.86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40309677419" calcext:value-type="float">
            <text:p>6.8754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21832258065" calcext:value-type="float">
            <text:p>8.5802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733" calcext:value-type="float">
            <text:p>11.198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82129032258" calcext:value-type="float">
            <text:p>11.388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7855" calcext:value-type="float">
            <text:p>10.8567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85125" calcext:value-type="float">
            <text:p>7.9538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714193548387" calcext:value-type="float">
            <text:p>8.2271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745" calcext:value-type="float">
            <text:p>7.484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86658064516" calcext:value-type="float">
            <text:p>7.879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667525" calcext:value-type="float">
            <text:p>6.9266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63696551724" calcext:value-type="float">
            <text:p>7.02763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1703" calcext:value-type="float">
            <text:p>8.291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55088" calcext:value-type="float">
            <text:p>10.3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963375" calcext:value-type="float">
            <text:p>8.4996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98565" calcext:value-type="float">
            <text:p>9.5198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72976" calcext:value-type="float">
            <text:p>10.07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81142857143" calcext:value-type="float">
            <text:p>9.4858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13136" calcext:value-type="float">
            <text:p>8.6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1585" calcext:value-type="float">
            <text:p>7.7451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4385" calcext:value-type="float">
            <text:p>5.7944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00555" calcext:value-type="float">
            <text:p>6.5400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7536" calcext:value-type="float">
            <text:p>8.51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54900645161" calcext:value-type="float">
            <text:p>10.545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64381935484" calcext:value-type="float">
            <text:p>10.8064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6912" calcext:value-type="float">
            <text:p>10.38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7945806452" calcext:value-type="float">
            <text:p>10.732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218" calcext:value-type="float">
            <text:p>11.09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94296774194" calcext:value-type="float">
            <text:p>9.3759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4896" calcext:value-type="float">
            <text:p>6.78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410658064516" calcext:value-type="float">
            <text:p>7.5141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70824" calcext:value-type="float">
            <text:p>5.9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043174193548" calcext:value-type="float">
            <text:p>5.1504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7884" calcext:value-type="float">
            <text:p>5.1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62944516129" calcext:value-type="float">
            <text:p>6.436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37935483871" calcext:value-type="float">
            <text:p>5.751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48584" calcext:value-type="float">
            <text:p>6.66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770141935484" calcext:value-type="float">
            <text:p>5.4277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1144" calcext:value-type="float">
            <text:p>5.91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753393548387" calcext:value-type="float">
            <text:p>5.2675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649858064516" calcext:value-type="float">
            <text:p>5.3164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2216" calcext:value-type="float">
            <text:p>6.67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67716129032" calcext:value-type="float">
            <text:p>6.1676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09792" calcext:value-type="float">
            <text:p>5.7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26632258065" calcext:value-type="float">
            <text:p>7.4402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369685714286" calcext:value-type="float">
            <text:p>8.1336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7442580645" calcext:value-type="float">
            <text:p>11.1167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85940645161" calcext:value-type="float">
            <text:p>11.7585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604" calcext:value-type="float">
            <text:p>11.69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35042580645" calcext:value-type="float">
            <text:p>11.8635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34496" calcext:value-type="float">
            <text:p>11.2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86345806452" calcext:value-type="float">
            <text:p>11.738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3628387097" calcext:value-type="float">
            <text:p>11.2973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42824" calcext:value-type="float">
            <text:p>8.91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12825806452" calcext:value-type="float">
            <text:p>6.5691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1488" calcext:value-type="float">
            <text:p>4.4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994038709677" calcext:value-type="float">
            <text:p>4.9799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388228571429" calcext:value-type="float">
            <text:p>6.1338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322348387097" calcext:value-type="float">
            <text:p>6.3232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244541935484" calcext:value-type="float">
            <text:p>8.3324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7048" calcext:value-type="float">
            <text:p>10.4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28121290323" calcext:value-type="float">
            <text:p>10.6028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4648" calcext:value-type="float">
            <text:p>10.04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389" calcext:value-type="float">
            <text:p>8.827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72725" calcext:value-type="float">
            <text:p>8.4857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2384" calcext:value-type="float">
            <text:p>7.9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213925" calcext:value-type="float">
            <text:p>7.9721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679974193548" calcext:value-type="float">
            <text:p>5.046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11922580645" calcext:value-type="float">
            <text:p>4.137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8952" calcext:value-type="float">
            <text:p>5.53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80855" calcext:value-type="float">
            <text:p>9.8280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67425" calcext:value-type="float">
            <text:p>10.7286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452" calcext:value-type="float">
            <text:p>10.34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57735" calcext:value-type="float">
            <text:p>8.855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364" calcext:value-type="float">
            <text:p>6.84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57963636364" calcext:value-type="float">
            <text:p>5.37657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987638709677" calcext:value-type="float">
            <text:p>5.2298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758374193548" calcext:value-type="float">
            <text:p>6.7475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5115" calcext:value-type="float">
            <text:p>5.616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38116129032" calcext:value-type="float">
            <text:p>5.323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90219354839" calcext:value-type="float">
            <text:p>4.9939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250786206897" calcext:value-type="float">
            <text:p>5.69250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47796363636" calcext:value-type="float">
            <text:p>11.29477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60025" calcext:value-type="float">
            <text:p>12.8036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62038709677" calcext:value-type="float">
            <text:p>12.766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91875" calcext:value-type="float">
            <text:p>12.549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3372903226" calcext:value-type="float">
            <text:p>12.125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63716363636" calcext:value-type="float">
            <text:p>11.58637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95245" calcext:value-type="float">
            <text:p>9.1495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73135483871" calcext:value-type="float">
            <text:p>7.424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783975" calcext:value-type="float">
            <text:p>6.3378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46896551724" calcext:value-type="float">
            <text:p>6.4454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343725" calcext:value-type="float">
            <text:p>5.4034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343175" calcext:value-type="float">
            <text:p>10.693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7739354839" calcext:value-type="float">
            <text:p>10.9977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100925" calcext:value-type="float">
            <text:p>10.3610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37437419355" calcext:value-type="float">
            <text:p>10.3137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66525" calcext:value-type="float">
            <text:p>7.506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3308" calcext:value-type="float">
            <text:p>5.8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537651612903" calcext:value-type="float">
            <text:p>9.1453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622375" calcext:value-type="float">
            <text:p>11.6962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2446451613" calcext:value-type="float">
            <text:p>10.290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14325" calcext:value-type="float">
            <text:p>11.4331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40662068966" calcext:value-type="float">
            <text:p>12.5640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89895" calcext:value-type="float">
            <text:p>12.4889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156375" calcext:value-type="float">
            <text:p>12.5115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6175483871" calcext:value-type="float">
            <text:p>12.416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65595" calcext:value-type="float">
            <text:p>12.096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91550967742" calcext:value-type="float">
            <text:p>11.7491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05475" calcext:value-type="float">
            <text:p>12.000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522" calcext:value-type="float">
            <text:p>11.2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2797419355" calcext:value-type="float">
            <text:p>11.5542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007612903226" calcext:value-type="float">
            <text:p>7.0000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98715" calcext:value-type="float">
            <text:p>5.8298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3568" calcext:value-type="float">
            <text:p>9.43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65134545455" calcext:value-type="float">
            <text:p>11.56651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4365" calcext:value-type="float">
            <text:p>12.064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73504516129" calcext:value-type="float">
            <text:p>11.837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429875" calcext:value-type="float">
            <text:p>11.5342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07009032258" calcext:value-type="float">
            <text:p>10.7207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6955" calcext:value-type="float">
            <text:p>9.926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2005" calcext:value-type="float">
            <text:p>8.422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09006451613" calcext:value-type="float">
            <text:p>7.345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222690909091" calcext:value-type="float">
            <text:p>6.57222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25935483871" calcext:value-type="float">
            <text:p>4.7912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96275" calcext:value-type="float">
            <text:p>6.9409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6696" calcext:value-type="float">
            <text:p>11.1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60015483871" calcext:value-type="float">
            <text:p>12.696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0968" calcext:value-type="float">
            <text:p>12.5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1501935484" calcext:value-type="float">
            <text:p>12.312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86085" calcext:value-type="float">
            <text:p>12.4886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047475" calcext:value-type="float">
            <text:p>12.1804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03070967742" calcext:value-type="float">
            <text:p>11.060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12206451613" calcext:value-type="float">
            <text:p>6.4581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1465" calcext:value-type="float">
            <text:p>4.601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016882758621" calcext:value-type="float">
            <text:p>4.53016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50325" calcext:value-type="float">
            <text:p>7.0745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519" calcext:value-type="float">
            <text:p>7.581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54025806452" calcext:value-type="float">
            <text:p>11.025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5027096774" calcext:value-type="float">
            <text:p>11.740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036975" calcext:value-type="float">
            <text:p>11.3403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236275" calcext:value-type="float">
            <text:p>10.5223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90218181818" calcext:value-type="float">
            <text:p>10.0690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654941935484" calcext:value-type="float">
            <text:p>9.9265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2659" calcext:value-type="float">
            <text:p>9.082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056855172414" calcext:value-type="float">
            <text:p>8.70056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034225" calcext:value-type="float">
            <text:p>11.1203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3325" calcext:value-type="float">
            <text:p>11.042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45184516129" calcext:value-type="float">
            <text:p>10.514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78025" calcext:value-type="float">
            <text:p>9.6717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05135483871" calcext:value-type="float">
            <text:p>8.4610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2605" calcext:value-type="float">
            <text:p>7.0372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2831" calcext:value-type="float">
            <text:p>8.172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188516129032" calcext:value-type="float">
            <text:p>7.8318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85005" calcext:value-type="float">
            <text:p>5.5285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154993548387" calcext:value-type="float">
            <text:p>3.8715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43175" calcext:value-type="float">
            <text:p>4.216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37088" calcext:value-type="float">
            <text:p>4.88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3985" calcext:value-type="float">
            <text:p>6.2363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3905" calcext:value-type="float">
            <text:p>6.1723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26683870968" calcext:value-type="float">
            <text:p>10.042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348825" calcext:value-type="float">
            <text:p>10.3834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340309677419" calcext:value-type="float">
            <text:p>9.9234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4713" calcext:value-type="float">
            <text:p>9.514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9575" calcext:value-type="float">
            <text:p>7.660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611509677419" calcext:value-type="float">
            <text:p>6.4761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19935" calcext:value-type="float">
            <text:p>5.2819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151974193548" calcext:value-type="float">
            <text:p>4.7115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02625" calcext:value-type="float">
            <text:p>4.7820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35089655172" calcext:value-type="float">
            <text:p>4.79135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85875" calcext:value-type="float">
            <text:p>5.7278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2827" calcext:value-type="float">
            <text:p>8.902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46615" calcext:value-type="float">
            <text:p>9.8646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34624516129" calcext:value-type="float">
            <text:p>8.923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772125" calcext:value-type="float">
            <text:p>8.4377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4284" calcext:value-type="float">
            <text:p>10.6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9076129032" calcext:value-type="float">
            <text:p>10.567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18645" calcext:value-type="float">
            <text:p>8.8218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119483870968" calcext:value-type="float">
            <text:p>9.1911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462675" calcext:value-type="float">
            <text:p>8.824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656827586207" calcext:value-type="float">
            <text:p>8.14656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87485" calcext:value-type="float">
            <text:p>9.7987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16225" calcext:value-type="float">
            <text:p>13.1091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93672258065" calcext:value-type="float">
            <text:p>12.9793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41755" calcext:value-type="float">
            <text:p>12.8341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98250322581" calcext:value-type="float">
            <text:p>12.389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528025" calcext:value-type="float">
            <text:p>11.0052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2625" calcext:value-type="float">
            <text:p>13.149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36064516129" calcext:value-type="float">
            <text:p>13.123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049475" calcext:value-type="float">
            <text:p>12.3404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85145806452" calcext:value-type="float">
            <text:p>10.7785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14325" calcext:value-type="float">
            <text:p>11.4331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58573793103" calcext:value-type="float">
            <text:p>12.28585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6706" calcext:value-type="float">
            <text:p>12.50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6013" calcext:value-type="float">
            <text:p>12.296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80036129032" calcext:value-type="float">
            <text:p>12.098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71035" calcext:value-type="float">
            <text:p>11.877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80503225807" calcext:value-type="float">
            <text:p>11.808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530525" calcext:value-type="float">
            <text:p>11.2053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0408" calcext:value-type="float">
            <text:p>9.44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28438709677" calcext:value-type="float">
            <text:p>7.7322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0985" calcext:value-type="float">
            <text:p>5.3600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39767741936" calcext:value-type="float">
            <text:p>4.3493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510763636364" calcext:value-type="float">
            <text:p>6.04510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05392" calcext:value-type="float">
            <text:p>8.53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874375" calcext:value-type="float">
            <text:p>8.9987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22451612903" calcext:value-type="float">
            <text:p>7.929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4255" calcext:value-type="float">
            <text:p>8.7384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9579354839" calcext:value-type="float">
            <text:p>10.5649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051075" calcext:value-type="float">
            <text:p>9.4205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354275" calcext:value-type="float">
            <text:p>8.5335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41780645161" calcext:value-type="float">
            <text:p>7.8534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912275" calcext:value-type="float">
            <text:p>7.4591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68103225807" calcext:value-type="float">
            <text:p>7.8086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652" calcext:value-type="float">
            <text:p>7.1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644193103448" calcext:value-type="float">
            <text:p>6.6364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53025" calcext:value-type="float">
            <text:p>8.8145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14178064516" calcext:value-type="float">
            <text:p>10.9014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34912" calcext:value-type="float">
            <text:p>12.0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8624" calcext:value-type="float">
            <text:p>11.26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37207741936" calcext:value-type="float">
            <text:p>10.2037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33218064516" calcext:value-type="float">
            <text:p>10.1333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3888" calcext:value-type="float">
            <text:p>9.2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77935483871" calcext:value-type="float">
            <text:p>6.665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9664" calcext:value-type="float">
            <text:p>6.25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11664516129" calcext:value-type="float">
            <text:p>5.4561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35" calcext:value-type="float">
            <text:p>6.99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436309677419" calcext:value-type="float">
            <text:p>9.9843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19483870968" calcext:value-type="float">
            <text:p>11.901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2900645161" calcext:value-type="float">
            <text:p>11.9932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45688" calcext:value-type="float">
            <text:p>11.76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0774193548" calcext:value-type="float">
            <text:p>11.865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19775483871" calcext:value-type="float">
            <text:p>11.7419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9648" calcext:value-type="float">
            <text:p>11.50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517961290323" calcext:value-type="float">
            <text:p>9.315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3832" calcext:value-type="float">
            <text:p>6.6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21625806452" calcext:value-type="float">
            <text:p>5.7492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6510844045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432" calcext:value-type="float">
            <text:p>7.3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12" meta:object-count="0"/>
    <meta:user-defined meta:name="AppVersion">3.0</meta:user-defined>
  </office:meta>
</office:document-meta>
</file>